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0pt" style:font-size-asian="20pt" style:font-size-complex="20pt"/>
    </style:style>
    <style:style style:name="P2" style:family="paragraph" style:parent-style-name="Standard">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font-name="Calibri" fo:font-size="10pt" fo:font-weight="bold" style:font-size-asian="10pt" style:font-weight-asian="bold" style:font-size-complex="10pt" style:font-weight-complex="bold"/>
    </style:style>
    <style:style style:name="P4" style:family="paragraph" style:parent-style-name="Standard" style:list-style-name="L1">
      <style:paragraph-properties fo:text-align="start" style:justify-single-word="false"/>
      <style:text-properties style:font-name="Calibri" fo:font-size="10pt" fo:font-weight="bold" style:font-size-asian="10pt" style:font-weight-asian="bold" style:font-size-complex="10pt" style:font-weight-complex="bold"/>
    </style:style>
    <style:style style:name="P5" style:family="paragraph" style:parent-style-name="Standard" style:list-style-name="L1">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uber</text:p>
      <text:p text:style-name="P1"/>
      <text:p text:style-name="P2">Man kann in der Magier Gilde, oder wenn man genug Gold für einen eigenen Zaubertisch hat, eigene Zauber „erfinden“ (aus bekannten Zauber Effekten eigene Zauber mit angepassten Effekt stärken erstellen) diese bringen unbekannte neben Wirkungen mit sich die man als Spieler selber entdecken muss.</text:p>
      <text:p text:style-name="P2">Beschwörung und Elementarmagie/ Arkanemagie Kombinationen:</text:p>
      <text:p text:style-name="P2">Wenn man einen Feuergeist Beschwörungseffekt und einen Feuerzauber Effekt in einen Zauber kombiniert hat das den Effekt das der Beschworene Elementargeist mit dem passenden Elementarzauber Kombiniert wird und so der Feuergeist einen Prozentualen buff auf sein Leben bekommt. Die buff Stärke ist abhängig vom Schaden des Feuerzaubers. Bsp.: Der Feuergeist hat 250 Leben und der Feuerzauber mach 50 Schaden dann bekommt der Feuergeist einen 10% Lebensbuff auf 275 Leben. Weil der Feuerzauber Schaden /5= Prozentualer buff.</text:p>
      <text:p text:style-name="P2">Beschwörung und die anderen Magie Schulen:</text:p>
      <text:p text:style-name="P2">Der Beschwörungsgeist bekommt den Zweiten Effekt mit 35% stärke auf sich selbst gezaubert. Bsp.: Man beschwört einen Feuergeist und hat einen Rüstungszauber der einem mehr Rüstung gibt. Dann bekommt der Feuergeist auch mehr Rüstung zwar nur 35% von dem was du bekommst aber er bekommt auch einen merklichen buff.</text:p>
      <text:p text:style-name="P2">Wahrscheinlichkeit das der Zauber fehlschlägt:</text:p>
      <text:p text:style-name="P2">0,2*Skilllevel+1*Benutzung – Art des Zaubers (bei Anfänger 0, Lehrling 5, Ausgebildet 15, Geübt 20, Experte 30, Meister 40, Legendär 50) = Wahrscheinlichkeit in Prozent </text:p>
      <text:p text:style-name="P3"/>
      <text:list xml:id="list8690251854270957400" text:style-name="L1">
        <text:list-item>
          <text:p text:style-name="P4">Feuerball:</text:p>
          <text:p text:style-name="P5">Ein ganz normaler typischer Feuerball der beim Auftreffen explodiert. Dieser ist einer der Zauber die sich über die Benutzung verbessern und so mit dem Spieler mit skalieren. Der Feuerball zum Beispiel bewegt sich am Anfang sehr langsam, macht nur wenig Schaden und fliegt auch nicht all zu weit, auch ist der Explosionsradius sehr klein. Aber schon nach 3 Treffern kann man ihn zum ersten mal verbessern.</text:p>
          <text:p text:style-name="P5">Später kann man dann entscheiden ob man mehr auf Flächen Schaden geht oder auf mehr Schaden in einem kleineren Radius. Auch kann man später neue Effekte dazu bekommen wie Rückstoß oder die Fläche der Explosion wird in Brand gesetzt. Wenn man auf mehr Flächenschaden geht kann man den schaden abhängig davon machen wie viele Gegner man trifft. Man kann die Zeit zum Zaubern verringern, oder den schaden davon abhängig machen wie lange man den Zauber zaubert.</text:p>
        </text:list-item>
        <text:list-item>
          <text:p text:style-name="P4">Flammenstoß:</text:p>
          <text:p text:style-name="P5">Der zweite Feuerzauber der mit dem Spieler mit levelt. Dieser ist ein dauerhafter Zauber der solange gefeuert wird bis das Manna verbraucht ist oder man aufhört die Angriffs Taste zu drücken. Hier kann man auch die Reichweite oder den Schaden verbessern. Ideen für weitere Effekte gerne hier hinzufügen.</text:p>
        </text:list-item>
        <text:list-item>
          <text:p text:style-name="P5"><text:span text:style-name="T1">Blitze</text:span>:</text:p>
          <text:p text:style-name="P5">Lässt Blitze aus deinen Händen sprießen. Funktioniert genauso wie Flammenstoß hat aber die Effekte von anderen Blitz zaubern. Als Effekte gäbe es zum Beispiel Gegner für 1,2 Sekunden unter Schock zu setzen und sie sich solange nicht wehren können. Auch kann man sich bei diesem Zauber kann man entscheiden ob man lieber viele kleine Blitze hat, die dadurch Flächenschaden verursachen oder wenige dicke und starke Blitze die mehr Schaden an einem einzelnen Gegner machen.</text:p>
        </text:list-item>
        <text:list-item>
          <text:p text:style-name="P5"><text:span text:style-name="T1">Gravitation</text:span>:</text:p>
          <text:p text:style-name="P5">Lässt einen Gegner auswählen der für kurze Zeit der Schwerkraftpunkt für den Angriff ist. Dadurch werden die nächsten Angriffe stärker. Dabei ist der Schadensbonus von der Entfernung abhängig, was dazu führt das Nahkampfwaffen davon weniger Profitieren. Bei Nahkampfwaffen sind es 10%, außer Dolche, diese bekommen gar keinen Bonus. Bei Fernkampfwaffen gibt jeder Meter 5% Bonus Schaden auch treffen Fernkampfwaffen dann sicher ihr Ziel dadurch das sie davon angezogen werden. Bei mehr als 20 Metern Entfernung gibt es den vollen Schaden ohne die Reduktion durch Rüstungen. Bei Zaubern macht das keinen Unterschied, da die Magie Resistenzen nicht Physikalisch sind. Trotzdem gelten die normalen Bonis durch den Gravitationszauber auch für Fernkampfzauber. Ein Experten oder Meister Zauber.</text:p>
        </text:list-item>
        <text:list-item>
          <text:p text:style-name="P5"><text:span text:style-name="T1">Feuerschuss</text:span>:</text:p>
          <text:p text:style-name="P5">Ein Feuerball der schnell ist aber keine Explosion beim Auftreffen hervor ruft. </text:p>
        </text:list-item>
        <text:list-item>
          <text:p text:style-name="P5"><text:span text:style-name="T1">Flächenbrand</text:span>:</text:p>
          <text:p text:style-name="P5">Gibt es in zwei Variationen: Kreis und Quadrat. Der Kreis bildet sich direkt um den Zauberer herum, während das Quadrat eine Quadratische Fläche vor einem in Brand setzt.</text:p>
        </text:list-item>
        <text:list-item>
          <text:p text:style-name="P5"><text:span text:style-name="T1">Kettenblitz</text:span>:</text:p>
          <text:p text:style-name="P5">Gut gegen Gruppen springt von einem Gegner zum nächsten.</text:p>
        </text:list-item>
        <text:list-item>
          <text:p text:style-name="P5"><text:span text:style-name="T1">Eissplitter</text:span>:</text:p>
          <text:p text:style-name="P5">Ist ein Level barer Zauber, der auf den Gegner zu fliegt und die Rüstung gefriert, das führt dazu das sie <text:soft-page-break/>doppelt so viel Schaden nimmt. Man kann den Zauber entweder dahin gehend verbessern, dass er eine Durchschlagskraft bekommt und so den vollen Schaden macht ohne die Verminderung durch Rüstungen oder dass er sich während dem Flug spaltet und so mehrere Gegner Treffen kann. Auch kann man die Geschwindigkeit und die Reichweite verbessern.</text:p>
        </text:list-item>
        <text:list-item>
          <text:p text:style-name="P5"><text:span text:style-name="T1">Gewitter</text:span>:</text:p>
          <text:p text:style-name="P5">Holt ein Gewitter herbei, solange man die Angriffstaste gedrückt hält. Dieses Gewitter ruft Blitze herbei, die zufällig irgendeinen Gegner innerhalb von 75 Metern treffen.</text:p>
        </text:list-item>
        <text:list-item>
          <text:p text:style-name="P4">Brennende Hände:</text:p>
          <text:p text:style-name="P5">Erhöht den Schaden von deinen Fäusten.</text:p>
        </text:list-item>
        <text:list-item>
          <text:p text:style-name="P5"><text:span text:style-name="T1">Böe</text:span>:</text:p>
          <text:p text:style-name="P5">Ein gezielter Windstoß der deine Gegner aus dem Gleichgewicht bringt.</text:p>
        </text:list-item>
        <text:list-item>
          <text:p text:style-name="P5"><text:span text:style-name="T1">Wind</text:span>:</text:p>
          <text:p text:style-name="P5">Ist ein Level barer Zauber, den man zu einem Sturm mit der Zeit verbessern kann. Dieser kann dann entweder Blitze beinhalten die Schaden machen oder kann so stark werden, das Gegnern die Waffen aus der Hand fliegen und Feuerbälle,Eiskristalle, Pfeile usw. niemals ankommen. </text:p>
        </text:list-item>
        <text:list-item>
          <text:p text:style-name="P5"><text:span text:style-name="T1">Sturmwand</text:span>:</text:p>
          <text:p text:style-name="P5">Das selbe wie Windbarriere nur stärker.</text:p>
        </text:list-item>
        <text:list-item>
          <text:p text:style-name="P5"><text:span text:style-name="T1">Gewitterwand</text:span>:</text:p>
          <text:p text:style-name="P5">Eine Sturmwand mit Blitzen, die Schaden beim berühren machen.</text:p>
        </text:list-item>
        <text:list-item>
          <text:p text:style-name="P5"><text:span text:style-name="T1">Hurrikan</text:span>:</text:p>
          <text:p text:style-name="P5">UNPASSIERBAR!!!!!!</text:p>
        </text:list-item>
        <text:list-item>
          <text:p text:style-name="P5"><text:span text:style-name="T1">Robust</text:span>:</text:p>
          <text:p text:style-name="P5">Erhöht deine Resistenz gegen Hitze, Kälte und Wetter um 50%</text:p>
        </text:list-item>
        <text:list-item>
          <text:p text:style-name="P5"><text:span text:style-name="T1">Markieren</text:span>:</text:p>
          <text:p text:style-name="P5">Markiert einen Ort an den man mit Teleport hin Teleportieren kann.</text:p>
        </text:list-item>
        <text:list-item>
          <text:p text:style-name="P5"><text:span text:style-name="T1">Teleport</text:span>:</text:p>
          <text:p text:style-name="P5">Teleportiert an den mit Markieren markierten Ort. Braucht 8 Sekunden um gezaubert zu werden.</text:p>
        </text:list-item>
        <text:list-item>
          <text:p text:style-name="P5"><text:span text:style-name="T1">Leichtigkeit</text:span>:</text:p>
          <text:p text:style-name="P5">Macht dich so leicht das du auf dem Wasser laufen kannst. Du versinkst nur noch bis zu den Stiefeln im Wasser.</text:p>
        </text:list-item>
        <text:list-item>
          <text:p text:style-name="P4">Wasserläufer:</text:p>
          <text:p text:style-name="P5">Macht dich so leicht das du auf dem Wasser gehen kannst wie auf festem Boden.</text:p>
        </text:list-item>
        <text:list-item>
          <text:p text:style-name="P4">Windbarriere:</text:p>
          <text:p text:style-name="P5">Eine Wand die Gegner verlangsamt wenn sie versuchen hindurch zulaufen. Pfeile und andere Fernkampf Waffen werden ungenauer oder völlig vom Kurs geweht.</text:p>
        </text:list-item>
        <text:list-item>
          <text:p text:style-name="P4">Verminderung:</text:p>
          <text:p text:style-name="P5">Senkt den Schaden den man bekommt und den Schaden den man macht.</text:p>
        </text:list-item>
        <text:list-item>
          <text:p text:style-name="P4">Heilung:</text:p>
          <text:p text:style-name="P5">Heilt den Spieler insant (ist kein leichter Zauber)</text:p>
        </text:list-item>
        <text:list-item>
          <text:p text:style-name="P4">Regeneration:</text:p>
          <text:p text:style-name="P5">Lässt den Spieler Leben regenerieren obwohl er sich unterhalb der normalen Regenetations grenze befindet.</text:p>
        </text:list-item>
        <text:list-item>
          <text:p text:style-name="P4">Schnelle Regeneration:</text:p>
          <text:p text:style-name="P5">Lässt den Spieler schneller Leben Regenerieren. Ist ein Level barer Zauber. Man kann bei einem Level up die stärke des Zaubers verbessern oder Nachwirkungen hinzufügen, wie z.B. für die nächsten 10 min ist die Regeneration um 10% erhöht, später kann man extra Effekte wie mehr Ausdauer, mehr Nahkampf Schaden, schnelleres Laufen oder ähnliches hinzufügen, während man den zauber zaubert. Noch später kann man sogar durch benutzen des Zaubers verhindern das man geone Shooted wird. <text:s/>Und kann auch Ausdauer Regenerieren, oder Adrenalin aufrecht erhalten. </text:p>
        </text:list-item>
        <text:list-item>
          <text:p text:style-name="P4">Feuerschild:</text:p>
          <text:p text:style-name="P5">Wenn jemand dich mit einem Nahkampf angriff trifft, dann wird er in Brand gesetzt.</text:p>
        </text:list-item>
        <text:list-item>
          <text:p text:style-name="P4">Eisschild:</text:p>
          <text:p text:style-name="P5">Friert den Gegner bei einem Nahkampf angriff für 10 Sekunden ein, wenn dem Gegner in dieser Zeit Schaden zugefügt wird, wird der Effekt aufgehoben. </text:p>
        </text:list-item>
        <text:list-item>
          <text:p text:style-name="P4">Blitzschild:</text:p>
          <text:p text:style-name="P5">Wenn ein Gegner dich mit einem Nahkampf angriff trifft, bekommt er Blitzschaden.</text:p>
        </text:list-item>
        <text:list-item>
          <text:p text:style-name="P4">Windschild:</text:p>
          <text:p text:style-name="P5">Macht dich immun gegen Leichte Physikalische Fernkampf angriffe (Pfeile, Dolche, Bolzen, leichte Schuriken/ Wurfsterne)</text:p>
        </text:list-item>
        <text:list-item>
          <text:p text:style-name="P4">Feuerrüstung:</text:p>
          <text:p text:style-name="P5"><text:soft-page-break/>Erhöht deine Resistenz gegen Frost/Eis Effekte</text:p>
        </text:list-item>
        <text:list-item>
          <text:p text:style-name="P5"><text:span text:style-name="T1">Eisrüstung</text:span>:</text:p>
          <text:p text:style-name="P5">Erhöht deine Resistenz gegen Feuer Schaden/Effekte</text:p>
        </text:list-item>
        <text:list-item>
          <text:p text:style-name="P4">Blitzrüstung:</text:p>
          <text:p text:style-name="P5">Erhöht deine Resistenz gegen Blitz Schaden/Effekte</text:p>
        </text:list-item>
        <text:list-item>
          <text:p text:style-name="P4">Windrüstung:</text:p>
          <text:p text:style-name="P5">Erhöht deine Resistenz gegen Wind Effekte und Fallschaden.</text:p>
        </text:list-item>
        <text:list-item>
          <text:p text:style-name="P4">Kraft Stoß(Wind):</text:p>
          <text:p text:style-name="P5">Stößt Gegner rundherum um den Spieler weg, lässt sie hinfallen oder sogar fliegen. </text:p>
        </text:list-item>
        <text:list-item>
          <text:p text:style-name="P4">Fliegen(Wind):</text:p>
          <text:p text:style-name="P5">Lässt dich fliegen mit der Kraft des Windes, aber nur unkontrolliert.</text:p>
        </text:list-item>
        <text:list-item>
          <text:p text:style-name="P4">(Erforschbar) Schweben(Veränderung):</text:p>
          <text:p text:style-name="P5">Wenn man mit dem Zauber Wasserläufer herum Springt oder runter fällt von hohen Höhen dann wird im Journal etwas auftauchen wie: „Ich habe festgestellt das mich Wasserläufer leichter macht jetzt ist die Frage ob sich nicht an einem Zaubertisch dieser Effekt soweit verbessern lässt das ich Schweben kann. Ich sollte mal nach sehen oder bei den anderen Magiern nach fragen. Vielleicht gibt es dafür schon einen Zauber.“ Wenn man nach fragt, dann stellt sich heraus das man es zwar versucht hat es aber nicht möglich ist, den niemand hat genug Skill um so einen Zauber zu erschaffen(außer der Legendäre Magier, der teilt die meisten seiner Zauber aber nicht mit der restlichen Welt), dafür braucht man 1000 mal mehr skill als für den Wasserläufer. Es war zwar möglich stärkere Versionen zu erschaffen, aber diese lassen einen noch immer nicht Schweben. Wenn man aber den Legendären Perk in Veränderung wählt kann man ihn erschaffen und Zählt dann mit dem Legendären Magier zu den einzigen die diesen Zauber beherschen.</text:p>
        </text:list-item>
        <text:list-item>
          <text:p text:style-name="P4">(Erforschbar) Schweben Gegner (Veränderung):</text:p>
          <text:p text:style-name="P5">Wenn man den Zauber Schweben erforscht hat kann man auch diesen Zauber erschaffen. Dieser lässt den Gegner in der Luft schweben. Wenn er schwebt, kann man den Gegner mit Hilfe von Wind zaubern durch die Gegend schleudern. </text:p>
        </text:list-item>
        <text:list-item>
          <text:p text:style-name="P4">(Erforschbar) Schleudern(Wind):</text:p>
          <text:p text:style-name="P5">Wenn man den Zauber Böe 20 mal benutzt hat taucht ein Journal Eintrag auf: Ich frage mich ob sich der Böen Zauber den ich ein paar mal benutzt habe auch für mich selbst einsetzten lässt. So das ich mich mit meiner Magie mich schneller in eine Richtung bewegen kann oder schneller ausweichen kann ich sollte mal versuchen diesen Zauber zu erschaffen. Wenn man ihn erschafft kann man ihn entweder wie oben genannt benutzen. </text:p>
        </text:list-item>
        <text:list-item>
          <text:p text:style-name="P4">(Erforschbar) Sprung (Wind):</text:p>
          <text:p text:style-name="P5">Lässt einen den Zauber schleudern auch horizontal verwenden um zu springen.</text:p>
        </text:list-item>
        <text:list-item>
          <text:p text:style-name="P4">Flammenmeer:</text:p>
          <text:p text:style-name="P5">Setzt 16 Quadratmeter vor einem in Brand (Bei steinigem Boden hält der zauber nur 3 Sekunden). Bei Grass Boden oder Waldboden brennt der Boden weiter. Bei Grass Boden vergrößert sich die Fläche.</text:p>
        </text:list-item>
        <text:list-item>
          <text:p text:style-name="P4">Feuriger Regen:</text:p>
          <text:p text:style-name="P5">Lässt um den Zauberer Feuerbälle vom Himmel regnen. Nur der Punkt wo der Zauberer zum Zeitpunkt des Wirkens Stand ist sicher. Der Zauberer sollte deshalb stehen bleiben wenn er nicht von seinem eigenen Zauberspruch getroffen werden will. Wenn man einmal die Taste Drückt fallen 10 Feuerbälle vom Himmel. Wenn man die Taste gedrückhält fallen immer mehr Feuerbälle vom Himmel bis man kein Manna mehr hat.</text:p>
        </text:list-item>
        <text:list-item>
          <text:p text:style-name="P4">Heimliche Teleportation:</text:p>
          <text:p text:style-name="P5">Teleportiert dich in die nähe deines Gegners, falls möglich hinter deinen Gegner (dann bleibt man unentdeckt)</text:p>
        </text:list-item>
        <text:list-item>
          <text:p text:style-name="P4">Verlangsamung:</text:p>
          <text:p text:style-name="P5">Verlangsamt die Zeit für den Spieler, indem die geschwindigkeit mit der das Gehirn denkt und sich der Spieler bewegt erhöht wird. (Kosten Rechnung in der Tabelle)</text:p>
        </text:list-item>
        <text:list-item>
          <text:p text:style-name="P4">Übernahme(Nekromantie):</text:p>
          <text:p text:style-name="P5">Lässt dich eine Schwächere Person übernehmen und ihr bestimmte befehle geben. Wie z.B. bring dich um, bring mir etwas bei (man kann etwas bestimmtes von der Person die man übernommen hat lernen (Skill oder Perk)).</text:p>
        </text:list-item>
        <text:list-item>
          <text:p text:style-name="P4">Federfall:</text:p>
          <text:p text:style-name="P5">Lässt dich langsamer fallen und dadurch weniger Fallschaden erleiden.</text:p>
        </text:list-item>
        <text:list-item>
          <text:p text:style-name="P4">Angst: </text:p>
          <text:p text:style-name="P5">Verändert das Aussehen von dir für den Getroffenen Charakter, sodass der Charakter sich vor dir fürchtet. </text:p>
        </text:list-item>
        <text:list-item>
          <text:p text:style-name="P4">Vertauscht:</text:p>
          <text:p text:style-name="P5">Funktioniert nur bei mehreren Gegnern. Vertauscht den Spieler mit einem Gegner für den vom Zauber Getroffenen, sodass der Getroffene seinen Kumpanen angreift und nicht den Spieler.</text:p>
        </text:list-item>
        <text:list-item>
          <text:p text:style-name="P4"><text:soft-page-break/>Blindheit:</text:p>
          <text:p text:style-name="P5">Macht den getroffenen Blind, er kann sich nur noch nach dem Hören Orientieren.</text:p>
        </text:list-item>
        <text:list-item>
          <text:p text:style-name="P4">Magische Rüstung:</text:p>
          <text:p text:style-name="P5">Verändert deine Haut so das du weniger Schaden von Physikalischen Waffen bekommst.</text:p>
        </text:list-item>
        <text:list-item>
          <text:p text:style-name="P4">Magische Krankheitsresistenz:</text:p>
          <text:p text:style-name="P5">Macht dich weniger anfällig gegen Krankheiten.</text:p>
        </text:list-item>
        <text:list-item>
          <text:p text:style-name="P4">Erweiterte Gravitation:</text:p>
          <text:p text:style-name="P5">Erfasst alle Items in einem bestimmten Umkreis und Schleudert sie mit dem Gravitationseffekt auf das Ziel.</text:p>
        </text:list-item>
        <text:list-item>
          <text:p text:style-name="P4">Verbesserte Sinne: </text:p>
          <text:p text:style-name="P5">Macht Bewegungsgeräusche lauter und lässt einen so besser Jagen (wird meistens von NPCs genutzt sobald sie vermuten jemanden gehört zu haben, Wachen und Jäger benutzen diesen Zauber durch gehend)</text:p>
        </text:list-item>
        <text:list-item>
          <text:p text:style-name="P4">Ausdauernd:</text:p>
          <text:p text:style-name="P5">Gibt deinem Charakter mehr Ausdauer.</text:p>
        </text:list-item>
        <text:list-item>
          <text:p text:style-name="P4">Tödliches Wasser:</text:p>
          <text:p text:style-name="P5">Verwandelt Wasser in schnell ätzende Säure. Gut für Fallen.</text:p>
        </text:list-item>
        <text:list-item>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meta:initial-creator>
    <meta:creation-date>2017-02-05T15:06:51.33</meta:creation-date>
    <dc:date>2017-06-02T13:40:01.96</dc:date>
    <dc:creator>Joel </dc:creator>
    <meta:editing-duration>PT11H11S</meta:editing-duration>
    <meta:editing-cycles>23</meta:editing-cycles>
    <meta:generator>OpenOffice/4.1.3$Win32 OpenOffice.org_project/413m1$Build-9783</meta:generator>
    <meta:document-statistic meta:table-count="0" meta:image-count="0" meta:object-count="0" meta:page-count="4" meta:paragraph-count="117" meta:word-count="1859" meta:character-count="12111"/>
  </office:meta>
</office:document-meta>
</file>